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33.99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anggota_bebas_pustaka] 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bebaspustaka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_anggota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7:12:57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7:16:12.144000000</dc:date>
    <meta:editing-duration>PT2H17M4S</meta:editing-duration>
    <meta:editing-cycles>20</meta:editing-cycles>
    <meta:document-statistic meta:table-count="1" meta:cell-count="13" meta:object-count="0"/>
  </office:meta>
</office:document-meta>
</file>